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151cm" svg:y="2.025cm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.AM. A’</text:p>
          </table:table-cell>
          <table:table-cell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instrument N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10T15:36:15.302767835</meta:creation-date>
    <dc:date>2023-03-10T15:48:58.283746758</dc:date>
    <meta:editing-duration>PT10M21S</meta:editing-duration>
    <meta:editing-cycles>3</meta:editing-cycles>
    <meta:generator>LibreOffice/7.3.4.2$MacOSX_X86_64 LibreOffice_project/728fec16bd5f605073805c3c9e7c4212a0120dc5</meta:generator>
    <meta:document-statistic meta:table-count="1" meta:cell-count="1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:Sheet1.B10" chart:data-source-has-labels="both" svg:x="1.33cm" svg:y="0.18cm" svg:width="14.35cm" svg:height="7.66cm">
          <chart:coordinate-region svg:x="1.766cm" svg:y="0.377cm" svg:width="13.728cm" svg:height="6.82cm"/>
          <chart:axis chart:dimension="x" chart:name="primary-x" chart:style-name="ch3" chartooo:axis-type="auto">
            <chartooo:date-scale/>
            <chart:title svg:x="7.778cm" svg:y="8.021cm" chart:style-name="ch4">
              <text:p>page No.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153cm" chart:style-name="ch6">
              <text:p>Instrument No.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ment No.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